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margin-top="0cm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T4_271" style:family="text"/>
    <style:style style:name="T4_272" style:family="text"/>
    <style:style style:name="T4_273" style:family="text"/>
    <style:style style:name="T4_274" style:family="text"/>
    <style:style style:name="T4_275" style:family="text"/>
    <style:style style:name="T4_276" style:family="text"/>
    <style:style style:name="T4_277" style:family="text"/>
    <style:style style:name="T4_278" style:family="text"/>
    <style:style style:name="T4_279" style:family="text"/>
    <style:style style:name="T4_280" style:family="text"/>
    <style:style style:name="T4_281" style:family="text"/>
    <style:style style:name="T4_282" style:family="text"/>
    <style:style style:name="T4_283" style:family="text"/>
    <style:style style:name="T4_284" style:family="text"/>
    <style:style style:name="T4_285" style:family="text"/>
    <style:style style:name="T4_286" style:family="text"/>
    <style:style style:name="T4_287" style:family="text"/>
    <style:style style:name="T4_288" style:family="text"/>
    <style:style style:name="T4_289" style:family="text"/>
    <style:style style:name="T4_290" style:family="text"/>
    <style:style style:name="T4_291" style:family="text"/>
    <style:style style:name="T4_292" style:family="text"/>
    <style:style style:name="T4_293" style:family="text"/>
    <style:style style:name="T4_294" style:family="text"/>
    <style:style style:name="T4_295" style:family="text"/>
    <style:style style:name="T4_296" style:family="text"/>
    <style:style style:name="T4_297" style:family="text"/>
    <style:style style:name="T4_298" style:family="text"/>
    <style:style style:name="T4_299" style:family="text"/>
    <style:style style:name="T4_300" style:family="text"/>
    <style:style style:name="T4_301" style:family="text"/>
    <style:style style:name="T4_302" style:family="text"/>
    <style:style style:name="T4_303" style:family="text"/>
    <style:style style:name="T4_304" style:family="text"/>
    <style:style style:name="T4_305" style:family="text"/>
    <style:style style:name="T4_306" style:family="text"/>
    <style:style style:name="T4_307" style:family="text"/>
    <style:style style:name="T4_308" style:family="text"/>
    <style:style style:name="T4_309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P14" style:family="paragraph" style:parent-style-name="Standard">
      <style:paragraph-properties fo:break-before="page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T14_14" style:family="text">
      <style:text-properties fo:font-weight="bold" style:font-weight-asian="bold" style:font-weight-complex="bold"/>
    </style:style>
    <style:style style:name="T14_15" style:family="text">
      <style:text-properties fo:font-weight="bold" style:font-weight-asian="bold" style:font-weight-complex="bold"/>
    </style:style>
    <style:style style:name="T14_16" style:family="text">
      <style:text-properties fo:font-weight="bold" style:font-weight-asian="bold" style:font-weight-complex="bold"/>
    </style:style>
    <style:style style:name="T14_17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P71" style:family="paragraph" style:parent-style-name="Standard">
      <style:paragraph-properties fo:break-before="auto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P72" style:family="paragraph" style:parent-style-name="Standard">
      <style:paragraph-properties fo:break-before="auto" style:writing-mode="lr-tb"/>
    </style:style>
    <style:style style:name="P73" style:family="paragraph" style:parent-style-name="Standard">
      <style:paragraph-properties fo:break-before="auto" fo:text-indent="0cm" fo:margin-left="0cm" style:writing-mode="lr-tb"/>
    </style:style>
  </office:automatic-styles>
  <office:body>
    <office:text>
      <text:h text:style-name="P1" text:outline-level="10"><text:bookmark-start text:name="h.k1celn7ls1zb"/><text:bookmark-end text:name="h.k1celn7ls1zb"/><text:span text:style-name="T1_1">Script</text:span><text:span text:style-name="T1_2"><text:s/></text:span><text:span text:style-name="T1_3">about</text:span><text:span text:style-name="T1_4"><text:s/></text:span><text:span text:style-name="T1_5">FOSSopolis</text:span></text:h>
      <text:p text:style-name="P2"><text:span text:style-name="T2_1">FOSSopolis</text:span><text:span text:style-name="T2_2"><text:s/></text:span><text:span text:style-name="T2_3">is</text:span><text:span text:style-name="T2_4"><text:s/></text:span><text:span text:style-name="T2_5">a</text:span><text:span text:style-name="T2_6"><text:s/></text:span><text:span text:style-name="T2_7">game</text:span><text:span text:style-name="T2_8"><text:s/></text:span><text:span text:style-name="T2_9">where</text:span><text:span text:style-name="T2_10"><text:s/></text:span><text:span text:style-name="T2_11">you</text:span><text:span text:style-name="T2_12"><text:s/></text:span><text:span text:style-name="T2_13">play</text:span><text:span text:style-name="T2_14"><text:s/></text:span><text:span text:style-name="T2_15">as</text:span><text:span text:style-name="T2_16"><text:s/></text:span><text:span text:style-name="T2_17">a</text:span><text:span text:style-name="T2_18"><text:s/></text:span><text:span text:style-name="T2_19">robot</text:span><text:span text:style-name="T2_20">,<text:s/></text:span><text:span text:style-name="T2_21">running</text:span><text:span text:style-name="T2_22"><text:s/></text:span><text:span text:style-name="T2_23">and</text:span><text:span text:style-name="T2_24"><text:s/></text:span><text:span text:style-name="T2_25">jumping</text:span><text:span text:style-name="T2_26"><text:s/></text:span><text:span text:style-name="T2_27">around</text:span><text:span text:style-name="T2_28"><text:s/></text:span><text:span text:style-name="T2_29">the</text:span><text:span text:style-name="T2_30"><text:s/></text:span><text:span text:style-name="T2_31">game</text:span><text:span text:style-name="T2_32"><text:s/></text:span><text:span text:style-name="T2_33">world</text:span><text:span text:style-name="T2_34"><text:s/></text:span><text:span text:style-name="T2_35">and</text:span><text:span text:style-name="T2_36"><text:s/></text:span><text:span text:style-name="T2_37">beating</text:span><text:span text:style-name="T2_38"><text:s/></text:span><text:span text:style-name="T2_39">up</text:span><text:span text:style-name="T2_40"><text:s/></text:span><text:span text:style-name="T2_41">other</text:span><text:span text:style-name="T2_42"><text:s/></text:span><text:span text:style-name="T2_43">bad</text:span><text:span text:style-name="T2_44"><text:s/></text:span><text:span text:style-name="T2_45">robots</text:span><text:span text:style-name="T2_46">..<text:s/></text:span><text:span text:style-name="T2_47">Robots</text:span><text:span text:style-name="T2_48"><text:s/></text:span><text:span text:style-name="T2_49">live</text:span><text:span text:style-name="T2_50"><text:s/></text:span><text:span text:style-name="T2_51">in</text:span><text:span text:style-name="T2_52"><text:s/></text:span><text:span text:style-name="T2_53">cities</text:span><text:span text:style-name="T2_54"><text:s/></text:span><text:span text:style-name="T2_55">and</text:span><text:span text:style-name="T2_56"><text:s/></text:span><text:span text:style-name="T2_57">all</text:span><text:span text:style-name="T2_58"><text:s/></text:span><text:span text:style-name="T2_59">the</text:span><text:span text:style-name="T2_60"><text:s/></text:span><text:span text:style-name="T2_61">robots</text:span><text:span text:style-name="T2_62"><text:s/></text:span><text:span text:style-name="T2_63">are</text:span><text:span text:style-name="T2_64"><text:s/></text:span><text:span text:style-name="T2_65">trying</text:span><text:span text:style-name="T2_66"><text:s/></text:span><text:span text:style-name="T2_67">to</text:span><text:span text:style-name="T2_68"><text:s/></text:span><text:span text:style-name="T2_69">help</text:span><text:span text:style-name="T2_70"><text:s/></text:span><text:span text:style-name="T2_71">build</text:span><text:span text:style-name="T2_72"><text:s/></text:span><text:span text:style-name="T2_73">up</text:span><text:span text:style-name="T2_74"><text:s/></text:span><text:span text:style-name="T2_75">their</text:span><text:span text:style-name="T2_76"><text:s/></text:span><text:span text:style-name="T2_77">cities</text:span><text:span text:style-name="T2_78"><text:s/></text:span><text:span text:style-name="T2_79">and</text:span><text:span text:style-name="T2_80"><text:s/></text:span><text:span text:style-name="T2_81">keep</text:span><text:span text:style-name="T2_82"><text:s/></text:span><text:span text:style-name="T2_83">them</text:span><text:span text:style-name="T2_84"><text:s/></text:span><text:span text:style-name="T2_85">safe</text:span><text:span text:style-name="T2_86"><text:s/></text:span><text:span text:style-name="T2_87">from</text:span><text:span text:style-name="T2_88"><text:s/></text:span><text:span text:style-name="T2_89">bad</text:span><text:span text:style-name="T2_90"><text:s/></text:span><text:span text:style-name="T2_91">robots</text:span><text:span text:style-name="T2_92"><text:s/></text:span><text:span text:style-name="T2_93">who</text:span><text:span text:style-name="T2_94"><text:s/></text:span><text:span text:style-name="T2_95">like</text:span><text:span text:style-name="T2_96"><text:s/></text:span><text:span text:style-name="T2_97">to</text:span><text:span text:style-name="T2_98"><text:s/></text:span><text:span text:style-name="T2_99">mess</text:span><text:span text:style-name="T2_100"><text:s/></text:span><text:span text:style-name="T2_101">up</text:span><text:span text:style-name="T2_102"><text:s/></text:span><text:span text:style-name="T2_103">the</text:span><text:span text:style-name="T2_104"><text:s/></text:span><text:span text:style-name="T2_105">cities</text:span><text:span text:style-name="T2_106">.</text:span></text:p>
      <text:h text:style-name="P3" text:outline-level="10"><text:bookmark-start text:name="h.zdozadx3xl9h"/><text:bookmark-end text:name="h.zdozadx3xl9h"/><text:span text:style-name="T3_1">Skills</text:span><text:span text:style-name="T3_2">/</text:span><text:span text:style-name="T3_3">Choosing</text:span><text:span text:style-name="T3_4"><text:s/></text:span><text:span text:style-name="T3_5">Attacks</text:span><text:span text:style-name="T3_6"><text:s/></text:span><text:span text:style-name="T3_7">Playtest</text:span><text:span text:style-name="T3_8"><text:s/></text:span><text:span text:style-name="T3_9">Script</text:span></text:h>
      <text:p text:style-name="P4"><text:span text:style-name="T4_1">In</text:span><text:span text:style-name="T4_2"><text:s/></text:span><text:span text:style-name="T4_3">the</text:span><text:span text:style-name="T4_4"><text:s/></text:span><text:span text:style-name="T4_5">game</text:span><text:span text:style-name="T4_6">,<text:s/></text:span><text:span text:style-name="T4_7">the</text:span><text:span text:style-name="T4_8"><text:s/></text:span><text:span text:style-name="T4_9">player</text:span><text:span text:style-name="T4_10"><text:s/></text:span><text:span text:style-name="T4_11">will</text:span><text:span text:style-name="T4_12"><text:s/></text:span><text:span text:style-name="T4_13">be</text:span><text:span text:style-name="T4_14"><text:s/></text:span><text:span text:style-name="T4_15">able</text:span><text:span text:style-name="T4_16"><text:s/></text:span><text:span text:style-name="T4_17">to</text:span><text:span text:style-name="T4_18"><text:s/></text:span><text:span text:style-name="T4_19">choose</text:span><text:span text:style-name="T4_20"><text:s/></text:span><text:span text:style-name="T4_21">different</text:span><text:span text:style-name="T4_22"><text:s/></text:span><text:span text:style-name="T4_23">attacks</text:span><text:span text:style-name="T4_24"><text:s/></text:span><text:span text:style-name="T4_25">that</text:span><text:span text:style-name="T4_26"><text:s/></text:span><text:span text:style-name="T4_27">each</text:span><text:span text:style-name="T4_28"><text:s/></text:span><text:span text:style-name="T4_29">have</text:span><text:span text:style-name="T4_30"><text:s/></text:span><text:span text:style-name="T4_31">unique</text:span><text:span text:style-name="T4_32"><text:s/></text:span><text:span text:style-name="T4_33">effects</text:span><text:span text:style-name="T4_34"><text:s/></text:span><text:span text:style-name="T4_35">on</text:span><text:span text:style-name="T4_36"><text:s/></text:span><text:span text:style-name="T4_37">the</text:span><text:span text:style-name="T4_38"><text:s/></text:span><text:span text:style-name="T4_39">opponent</text:span><text:span text:style-name="T4_40"><text:s/></text:span><text:span text:style-name="T4_41">the</text:span><text:span text:style-name="T4_42"><text:s/></text:span><text:span text:style-name="T4_43">player</text:span><text:span text:style-name="T4_44"><text:s/></text:span><text:span text:style-name="T4_45">is</text:span><text:span text:style-name="T4_46"><text:s/></text:span><text:span text:style-name="T4_47">attacking</text:span><text:span text:style-name="T4_48">.<text:s/></text:span><text:span text:style-name="T4_49">I</text:span><text:span text:style-name="T4_50"><text:s/></text:span><text:span text:style-name="T4_51">will</text:span><text:span text:style-name="T4_52"><text:s/></text:span><text:span text:style-name="T4_53">be</text:span><text:span text:style-name="T4_54"><text:s/></text:span><text:span text:style-name="T4_55">giving</text:span><text:span text:style-name="T4_56"><text:s/></text:span><text:span text:style-name="T4_57">you</text:span><text:span text:style-name="T4_58"><text:s/></text:span><text:span text:style-name="T4_59">a</text:span><text:span text:style-name="T4_60"><text:s/></text:span><text:span text:style-name="T4_61">few</text:span><text:span text:style-name="T4_62"><text:s/></text:span><text:span text:style-name="T4_63">different</text:span><text:span text:style-name="T4_64"><text:s/></text:span><text:span text:style-name="T4_65">scenarios</text:span><text:span text:style-name="T4_66"><text:s/></text:span><text:span text:style-name="T4_67">of</text:span><text:span text:style-name="T4_68"><text:s/></text:span><text:span text:style-name="T4_69">fighting</text:span><text:span text:style-name="T4_70"><text:s/></text:span><text:span text:style-name="T4_71">enemies</text:span><text:span text:style-name="T4_72"><text:s/></text:span><text:span text:style-name="T4_73">and</text:span><text:span text:style-name="T4_74"><text:s/></text:span><text:span text:style-name="T4_75">you</text:span><text:span text:style-name="T4_76"><text:s/></text:span><text:span text:style-name="T4_77">are</text:span><text:span text:style-name="T4_78"><text:s/></text:span><text:span text:style-name="T4_79">given</text:span><text:span text:style-name="T4_80"><text:s/></text:span><text:span text:style-name="T4_81">the</text:span><text:span text:style-name="T4_82"><text:s/></text:span><text:span text:style-name="T4_83">option</text:span><text:span text:style-name="T4_84"><text:s/></text:span><text:span text:style-name="T4_85">to</text:span><text:span text:style-name="T4_86"><text:s/></text:span><text:span text:style-name="T4_87">choose</text:span><text:span text:style-name="T4_88"><text:s/></text:span><text:span text:style-name="T4_89">your</text:span><text:span text:style-name="T4_90"><text:s/></text:span><text:span text:style-name="T4_91">attacks</text:span><text:span text:style-name="T4_92"><text:s/></text:span><text:span text:style-name="T4_93">in</text:span><text:span text:style-name="T4_94"><text:s/></text:span><text:span text:style-name="T4_95">battle</text:span><text:span text:style-name="T4_96">.<text:s/></text:span><text:span text:style-name="T4_97">You</text:span><text:span text:style-name="T4_98"><text:s/></text:span><text:span text:style-name="T4_99">are</text:span><text:span text:style-name="T4_100"><text:s/></text:span><text:span text:style-name="T4_101">given</text:span><text:span text:style-name="T4_102"><text:s/>3<text:s/></text:span><text:span text:style-name="T4_103">slots</text:span><text:span text:style-name="T4_104"><text:s/></text:span><text:span text:style-name="T4_105">for</text:span><text:span text:style-name="T4_106"><text:s/></text:span><text:span text:style-name="T4_107">attacks</text:span><text:span text:style-name="T4_108"><text:s/></text:span><text:span text:style-name="T4_109">in</text:span><text:span text:style-name="T4_110"><text:s/></text:span><text:span text:style-name="T4_111">each</text:span><text:span text:style-name="T4_112"><text:s/></text:span><text:span text:style-name="T4_113">height</text:span><text:span text:style-name="T4_114">,<text:s/></text:span><text:span text:style-name="T4_115">so</text:span><text:span text:style-name="T4_116"><text:s/>3<text:s/></text:span><text:span text:style-name="T4_117">attacks</text:span><text:span text:style-name="T4_118"><text:s/></text:span><text:span text:style-name="T4_119">for</text:span><text:span text:style-name="T4_120"><text:s/></text:span><text:span text:style-name="T4_121">low</text:span><text:span text:style-name="T4_122">,<text:s/>3<text:s/></text:span><text:span text:style-name="T4_123">for</text:span><text:span text:style-name="T4_124"><text:s/></text:span><text:span text:style-name="T4_125">medium</text:span><text:span text:style-name="T4_126">,<text:s/></text:span><text:span text:style-name="T4_127">and</text:span><text:span text:style-name="T4_128"><text:s/>3<text:s/></text:span><text:span text:style-name="T4_129">for</text:span><text:span text:style-name="T4_130"><text:s/></text:span><text:span text:style-name="T4_131">high</text:span><text:span text:style-name="T4_132"><text:s/></text:span><text:span text:style-name="T4_133">attacks</text:span><text:span text:style-name="T4_134">.<text:s/></text:span><text:span text:style-name="T4_135">You</text:span><text:span text:style-name="T4_136"><text:s/></text:span><text:span text:style-name="T4_137">will</text:span><text:span text:style-name="T4_138"><text:s/></text:span><text:span text:style-name="T4_139">also</text:span><text:span text:style-name="T4_140"><text:s/></text:span><text:span text:style-name="T4_141">have</text:span><text:span text:style-name="T4_142"><text:s/>14<text:s/></text:span><text:span text:style-name="T4_143">skill</text:span><text:span text:style-name="T4_144"><text:s/></text:span><text:span text:style-name="T4_145">points</text:span><text:span text:style-name="T4_146"><text:s/></text:span><text:span text:style-name="T4_147">to</text:span><text:span text:style-name="T4_148"><text:s/></text:span><text:span text:style-name="T4_149">spend</text:span><text:span text:style-name="T4_150"><text:s/></text:span><text:span text:style-name="T4_151">on</text:span><text:span text:style-name="T4_152"><text:s/></text:span><text:span text:style-name="T4_153">skill</text:span><text:span text:style-name="T4_154"><text:s/></text:span><text:span text:style-name="T4_155">that</text:span><text:span text:style-name="T4_156"><text:s/></text:span><text:span text:style-name="T4_157">upgrade</text:span><text:span text:style-name="T4_158"><text:s/></text:span><text:span text:style-name="T4_159">your</text:span><text:span text:style-name="T4_160"><text:s/></text:span><text:span text:style-name="T4_161">abilities</text:span><text:span text:style-name="T4_162">.<text:s/></text:span><text:span text:style-name="T4_163">In</text:span><text:span text:style-name="T4_164"><text:s/></text:span><text:span text:style-name="T4_165">order</text:span><text:span text:style-name="T4_166"><text:s/></text:span><text:span text:style-name="T4_167">to</text:span><text:span text:style-name="T4_168"><text:s/></text:span><text:span text:style-name="T4_169">spend</text:span><text:span text:style-name="T4_170"><text:s/></text:span><text:span text:style-name="T4_171">skill</text:span><text:span text:style-name="T4_172"><text:s/></text:span><text:span text:style-name="T4_173">points</text:span><text:span text:style-name="T4_174"><text:s/></text:span><text:span text:style-name="T4_175">on</text:span><text:span text:style-name="T4_176"><text:s/></text:span><text:span text:style-name="T4_177">a</text:span><text:span text:style-name="T4_178"><text:s/></text:span><text:span text:style-name="T4_179">Rank</text:span><text:span text:style-name="T4_180"><text:s/>2<text:s/></text:span><text:span text:style-name="T4_181">skill</text:span><text:span text:style-name="T4_182">,<text:s/></text:span><text:span text:style-name="T4_183">you</text:span><text:span text:style-name="T4_184"><text:s/></text:span><text:span text:style-name="T4_185">must</text:span><text:span text:style-name="T4_186"><text:s/></text:span><text:span text:style-name="T4_187">get</text:span><text:span text:style-name="T4_188"><text:s/></text:span><text:span text:style-name="T4_189">the</text:span><text:span text:style-name="T4_190"><text:s/></text:span><text:span text:style-name="T4_191">corresponding</text:span><text:span text:style-name="T4_192"><text:s/></text:span><text:span text:style-name="T4_193">Rank</text:span><text:span text:style-name="T4_194"><text:s/>1<text:s/></text:span><text:span text:style-name="T4_195">skill</text:span><text:span text:style-name="T4_196">.</text:span><text:span text:style-name="T4_197"><text:s/></text:span><text:span text:style-name="T4_198">For</text:span><text:span text:style-name="T4_199"><text:s/></text:span><text:span text:style-name="T4_200">example</text:span><text:span text:style-name="T4_201">,<text:s/></text:span><text:span text:style-name="T4_202">to</text:span><text:span text:style-name="T4_203"><text:s/></text:span><text:span text:style-name="T4_204">get</text:span><text:span text:style-name="T4_205"><text:s/></text:span><text:span text:style-name="T4_206">Rank</text:span><text:span text:style-name="T4_207"><text:s/>2<text:s/></text:span><text:span text:style-name="T4_208">in</text:span><text:span text:style-name="T4_209"><text:s/></text:span><text:span text:style-name="T4_210">an</text:span><text:span text:style-name="T4_211"><text:s/></text:span><text:span text:style-name="T4_212">attack</text:span><text:span text:style-name="T4_213"><text:s/></text:span><text:span text:style-name="T4_214">you</text:span><text:span text:style-name="T4_215"><text:s/></text:span><text:span text:style-name="T4_216">must</text:span><text:span text:style-name="T4_217"><text:s/></text:span><text:span text:style-name="T4_218">have</text:span><text:span text:style-name="T4_219"><text:s/></text:span><text:span text:style-name="T4_220">Rank</text:span><text:span text:style-name="T4_221"><text:s/>1<text:s/></text:span><text:span text:style-name="T4_222">of</text:span><text:span text:style-name="T4_223"><text:s/></text:span><text:span text:style-name="T4_224">that</text:span><text:span text:style-name="T4_225"><text:s/></text:span><text:span text:style-name="T4_226">attack</text:span><text:span text:style-name="T4_227">.<text:s/></text:span><text:span text:style-name="T4_228">Every</text:span><text:span text:style-name="T4_229"><text:s/></text:span><text:span text:style-name="T4_230">skill</text:span><text:span text:style-name="T4_231"><text:s/></text:span><text:span text:style-name="T4_232">costs</text:span><text:span text:style-name="T4_233"><text:s/></text:span><text:span text:style-name="T4_234">only</text:span><text:span text:style-name="T4_235"><text:s/>1<text:s/></text:span><text:span text:style-name="T4_236">skill</text:span><text:span text:style-name="T4_237"><text:s/></text:span><text:span text:style-name="T4_238">point</text:span><text:span text:style-name="T4_239"><text:s/></text:span><text:span text:style-name="T4_240">to</text:span><text:span text:style-name="T4_241"><text:s/></text:span><text:span text:style-name="T4_242">acquire</text:span><text:span text:style-name="T4_243">.<text:s/></text:span><text:span text:style-name="T4_244">You</text:span><text:span text:style-name="T4_245"><text:s/></text:span><text:span text:style-name="T4_246">will</text:span><text:span text:style-name="T4_247"><text:s/></text:span><text:span text:style-name="T4_248">see</text:span><text:span text:style-name="T4_249"><text:s/></text:span><text:span text:style-name="T4_250">the</text:span><text:span text:style-name="T4_251"><text:s/></text:span><text:span text:style-name="T4_252">first</text:span><text:span text:style-name="T4_253"><text:s/></text:span><text:span text:style-name="T4_254">enemy</text:span><text:span text:style-name="T4_255"><text:s/></text:span><text:span text:style-name="T4_256">you</text:span><text:span text:style-name="T4_257"><text:s/></text:span><text:span text:style-name="T4_258">have</text:span><text:span text:style-name="T4_259"><text:s/></text:span><text:span text:style-name="T4_260">to</text:span><text:span text:style-name="T4_261"><text:s/></text:span><text:span text:style-name="T4_262">fight</text:span><text:span text:style-name="T4_263">,<text:s/></text:span><text:span text:style-name="T4_264">but</text:span><text:span text:style-name="T4_265"><text:s/></text:span><text:span text:style-name="T4_266">there</text:span><text:span text:style-name="T4_267"><text:s/></text:span><text:span text:style-name="T4_268">will</text:span><text:span text:style-name="T4_269"><text:s/></text:span><text:span text:style-name="T4_270">be</text:span><text:span text:style-name="T4_271"><text:s/></text:span><text:span text:style-name="T4_272">a</text:span><text:span text:style-name="T4_273"><text:s/></text:span><text:span text:style-name="T4_274">few</text:span><text:span text:style-name="T4_275"><text:s/></text:span><text:span text:style-name="T4_276">more</text:span><text:span text:style-name="T4_277"><text:s/></text:span><text:span text:style-name="T4_278">fights</text:span><text:span text:style-name="T4_279"><text:s/></text:span><text:span text:style-name="T4_280">afterwards</text:span><text:span text:style-name="T4_281">.<text:s/></text:span><text:span text:style-name="T4_282">Make</text:span><text:span text:style-name="T4_283"><text:s/></text:span><text:span text:style-name="T4_284">sure</text:span><text:span text:style-name="T4_285"><text:s/></text:span><text:span text:style-name="T4_286">to</text:span><text:span text:style-name="T4_287"><text:s/></text:span><text:span text:style-name="T4_288">choose</text:span><text:span text:style-name="T4_289"><text:s/></text:span><text:span text:style-name="T4_290">skills</text:span><text:span text:style-name="T4_291"><text:s/></text:span><text:span text:style-name="T4_292">and</text:span><text:span text:style-name="T4_293"><text:s/></text:span><text:span text:style-name="T4_294">attacks</text:span><text:span text:style-name="T4_295"><text:s/></text:span><text:span text:style-name="T4_296">that</text:span><text:span text:style-name="T4_297"><text:s/></text:span><text:span text:style-name="T4_298">allow</text:span><text:span text:style-name="T4_299"><text:s/></text:span><text:span text:style-name="T4_300">you</text:span><text:span text:style-name="T4_301"><text:s/></text:span><text:span text:style-name="T4_302">to</text:span><text:span text:style-name="T4_303"><text:s/></text:span><text:span text:style-name="T4_304">confront</text:span><text:span text:style-name="T4_305"><text:s/></text:span><text:span text:style-name="T4_306">any</text:span><text:span text:style-name="T4_307"><text:s/></text:span><text:span text:style-name="T4_308">opponent</text:span><text:span text:style-name="T4_309">.</text:span></text:p>
      <text:p text:style-name="P5"/>
      <text:p text:style-name="P6"><text:span text:style-name="T6_1">Scenario</text:span><text:span text:style-name="T6_2"><text:s/>1:</text:span></text:p>
      <text:p text:style-name="P7"><text:span text:style-name="T7_1">You</text:span><text:span text:style-name="T7_2"><text:s/></text:span><text:span text:style-name="T7_3">see</text:span><text:span text:style-name="T7_4"><text:s/></text:span><text:span text:style-name="T7_5">a</text:span><text:span text:style-name="T7_6"><text:s/></text:span><text:span text:style-name="T7_7">large</text:span><text:span text:style-name="T7_8"><text:s/></text:span><text:span text:style-name="T7_9">enemy</text:span><text:span text:style-name="T7_10"><text:s/></text:span><text:span text:style-name="T7_11">ahead</text:span><text:span text:style-name="T7_12"><text:s/></text:span><text:span text:style-name="T7_13">with</text:span><text:span text:style-name="T7_14"><text:s/></text:span><text:span text:style-name="T7_15">large</text:span><text:span text:style-name="T7_16"><text:s/></text:span><text:span text:style-name="T7_17">scale</text:span><text:span text:style-name="T7_18"><text:s/></text:span><text:span text:style-name="T7_19">armor</text:span><text:span text:style-name="T7_20"><text:s/></text:span><text:span text:style-name="T7_21">surrounding</text:span><text:span text:style-name="T7_22"><text:s/></text:span><text:span text:style-name="T7_23">its</text:span><text:span text:style-name="T7_24"><text:s/></text:span><text:span text:style-name="T7_25">ankles</text:span><text:span text:style-name="T7_26"><text:s/></text:span><text:span text:style-name="T7_27">and</text:span><text:span text:style-name="T7_28"><text:s/></text:span><text:span text:style-name="T7_29">its</text:span><text:span text:style-name="T7_30"><text:s/></text:span><text:span text:style-name="T7_31">torso</text:span><text:span text:style-name="T7_32">.<text:s/></text:span><text:span text:style-name="T7_33">What</text:span><text:span text:style-name="T7_34"><text:s/></text:span><text:span text:style-name="T7_35">attacks</text:span><text:span text:style-name="T7_36"><text:s/></text:span><text:span text:style-name="T7_37">and</text:span><text:span text:style-name="T7_38"><text:s/></text:span><text:span text:style-name="T7_39">skills</text:span><text:span text:style-name="T7_40"><text:s/></text:span><text:span text:style-name="T7_41">will</text:span><text:span text:style-name="T7_42"><text:s/></text:span><text:span text:style-name="T7_43">you</text:span><text:span text:style-name="T7_44"><text:s/></text:span><text:span text:style-name="T7_45">choose</text:span><text:span text:style-name="T7_46"><text:s/></text:span><text:span text:style-name="T7_47">to</text:span><text:span text:style-name="T7_48"><text:s/></text:span><text:span text:style-name="T7_49">fight</text:span><text:span text:style-name="T7_50"><text:s/></text:span><text:span text:style-name="T7_51">this</text:span><text:span text:style-name="T7_52"><text:s/></text:span><text:span text:style-name="T7_53">beast</text:span><text:span text:style-name="T7_54">?</text:span></text:p>
      <text:p text:style-name="P8"/>
      <text:p text:style-name="P9"><text:span text:style-name="T9_1">Scenario</text:span><text:span text:style-name="T9_2"><text:s/>2:</text:span></text:p>
      <text:p text:style-name="P10"><text:span text:style-name="T10_1">A</text:span><text:span text:style-name="T10_2"><text:s/></text:span><text:span text:style-name="T10_3">small</text:span><text:span text:style-name="T10_4"><text:s/></text:span><text:span text:style-name="T10_5">robot</text:span><text:span text:style-name="T10_6"><text:s/></text:span><text:span text:style-name="T10_7">approaches</text:span><text:span text:style-name="T10_8"><text:s/></text:span><text:span text:style-name="T10_9">with</text:span><text:span text:style-name="T10_10"><text:s/></text:span><text:span text:style-name="T10_11">big</text:span><text:span text:style-name="T10_12"><text:s/></text:span><text:span text:style-name="T10_13">powerful</text:span><text:span text:style-name="T10_14"><text:s/></text:span><text:span text:style-name="T10_15">boots</text:span><text:span text:style-name="T10_16">.<text:s/></text:span><text:span text:style-name="T10_17">What</text:span><text:span text:style-name="T10_18"><text:s/></text:span><text:span text:style-name="T10_19">attacks</text:span><text:span text:style-name="T10_20"><text:s/></text:span><text:span text:style-name="T10_21">and</text:span><text:span text:style-name="T10_22"><text:s/></text:span><text:span text:style-name="T10_23">skills</text:span><text:span text:style-name="T10_24"><text:s/></text:span><text:span text:style-name="T10_25">will</text:span><text:span text:style-name="T10_26"><text:s/></text:span><text:span text:style-name="T10_27">you</text:span><text:span text:style-name="T10_28"><text:s/></text:span><text:span text:style-name="T10_29">choose</text:span><text:span text:style-name="T10_30">?</text:span></text:p>
      <text:p text:style-name="P11"/>
      <text:p text:style-name="P12"><text:span text:style-name="T12_1">Scenario</text:span><text:span text:style-name="T12_2"><text:s/>3:</text:span></text:p>
      <text:p text:style-name="P13"><text:span text:style-name="T13_1">A</text:span><text:span text:style-name="T13_2"><text:s/></text:span><text:span text:style-name="T13_3">mid</text:span><text:span text:style-name="T13_4"><text:s/></text:span><text:span text:style-name="T13_5">sized</text:span><text:span text:style-name="T13_6"><text:s/></text:span><text:span text:style-name="T13_7">opponent</text:span><text:span text:style-name="T13_8"><text:s/></text:span><text:span text:style-name="T13_9">appears</text:span><text:span text:style-name="T13_10"><text:s/></text:span><text:span text:style-name="T13_11">over</text:span><text:span text:style-name="T13_12"><text:s/></text:span><text:span text:style-name="T13_13">the</text:span><text:span text:style-name="T13_14"><text:s/></text:span><text:span text:style-name="T13_15">horizon</text:span><text:span text:style-name="T13_16">.<text:s/></text:span><text:span text:style-name="T13_17">They</text:span><text:span text:style-name="T13_18"><text:s/></text:span><text:span text:style-name="T13_19">are</text:span><text:span text:style-name="T13_20"><text:s/></text:span><text:span text:style-name="T13_21">wearing</text:span><text:span text:style-name="T13_22"><text:s/></text:span><text:span text:style-name="T13_23">a</text:span><text:span text:style-name="T13_24"><text:s/></text:span><text:span text:style-name="T13_25">thick</text:span><text:span text:style-name="T13_26"><text:s/></text:span><text:span text:style-name="T13_27">chest</text:span><text:span text:style-name="T13_28"><text:s/></text:span><text:span text:style-name="T13_29">plate</text:span><text:span text:style-name="T13_30">.<text:s/></text:span><text:span text:style-name="T13_31">What</text:span><text:span text:style-name="T13_32"><text:s/></text:span><text:span text:style-name="T13_33">attacks</text:span><text:span text:style-name="T13_34"><text:s/></text:span><text:span text:style-name="T13_35">and</text:span><text:span text:style-name="T13_36"><text:s/></text:span><text:span text:style-name="T13_37">skills</text:span><text:span text:style-name="T13_38"><text:s/></text:span><text:span text:style-name="T13_39">will</text:span><text:span text:style-name="T13_40"><text:s/></text:span><text:span text:style-name="T13_41">you</text:span><text:span text:style-name="T13_42"><text:s/></text:span><text:span text:style-name="T13_43">choose</text:span><text:span text:style-name="T13_44">?</text:span></text:p>
      <text:p text:style-name="P14"><text:span text:style-name="T14_1">Here</text:span><text:span text:style-name="T14_2"><text:s/></text:span><text:span text:style-name="T14_3">is</text:span><text:span text:style-name="T14_4"><text:s/></text:span><text:span text:style-name="T14_5">the</text:span><text:span text:style-name="T14_6"><text:s/></text:span><text:span text:style-name="T14_7">list</text:span><text:span text:style-name="T14_8"><text:s/></text:span><text:span text:style-name="T14_9">of</text:span><text:span text:style-name="T14_10"><text:s/></text:span><text:span text:style-name="T14_11">skills</text:span><text:span text:style-name="T14_12"><text:s/></text:span><text:span text:style-name="T14_13">you</text:span><text:span text:style-name="T14_14"><text:s/></text:span><text:span text:style-name="T14_15">can</text:span><text:span text:style-name="T14_16"><text:s/></text:span><text:span text:style-name="T14_17">choose</text:span></text:p>
      <text:list text:style-name="LS1" xml:id="list0">
        <text:list-item>
          <text:p text:style-name="P15"><text:span text:style-name="T15_1">High</text:span></text:p>
          <text:list>
            <text:list-item>
              <text:p text:style-name="P16"><text:span text:style-name="T16_1">Rank</text:span><text:span text:style-name="T16_2"><text:s/>1<text:s/></text:span></text:p>
              <text:list>
                <text:list-item>
                  <text:p text:style-name="P17"><text:span text:style-name="T17_1">High</text:span><text:span text:style-name="T17_2"><text:s/></text:span><text:span text:style-name="T17_3">attacks</text:span><text:span text:style-name="T17_4"><text:s/></text:span><text:span text:style-name="T17_5">deal</text:span><text:span text:style-name="T17_6"><text:s/>+1<text:s/></text:span><text:span text:style-name="T17_7">more</text:span><text:span text:style-name="T17_8"><text:s/></text:span><text:span text:style-name="T17_9">damage</text:span></text:p>
                </text:list-item>
                <text:list-item>
                  <text:p text:style-name="P18"><text:span text:style-name="T18_1">Throat</text:span><text:span text:style-name="T18_2"><text:s/></text:span><text:span text:style-name="T18_3">stab</text:span><text:span text:style-name="T18_4">:<text:s/></text:span><text:span text:style-name="T18_5">has</text:span><text:span text:style-name="T18_6"><text:s/></text:span><text:span text:style-name="T18_7">a</text:span><text:span text:style-name="T18_8"><text:s/>+20%<text:s/></text:span><text:span text:style-name="T18_9">chance</text:span><text:span text:style-name="T18_10"><text:s/></text:span><text:span text:style-name="T18_11">to</text:span><text:span text:style-name="T18_12"><text:s/></text:span><text:span text:style-name="T18_13">crit</text:span><text:span text:style-name="T18_14"><text:s/></text:span><text:span text:style-name="T18_15">for</text:span><text:span text:style-name="T18_16"><text:s/></text:span><text:span text:style-name="T18_17">double</text:span><text:span text:style-name="T18_18"><text:s/></text:span><text:span text:style-name="T18_19">damage</text:span><text:span text:style-name="T18_20"><text:s/></text:span></text:p>
                </text:list-item>
                <text:list-item>
                  <text:p text:style-name="P19"><text:span text:style-name="T19_1">Roundhouse</text:span><text:span text:style-name="T19_2"><text:s/></text:span><text:span text:style-name="T19_3">kick</text:span><text:span text:style-name="T19_4">:<text:s/></text:span><text:span text:style-name="T19_5">has</text:span><text:span text:style-name="T19_6"><text:s/></text:span><text:span text:style-name="T19_7">a</text:span><text:span text:style-name="T19_8"><text:s/>+20%<text:s/></text:span><text:span text:style-name="T19_9">chance</text:span><text:span text:style-name="T19_10"><text:s/></text:span><text:span text:style-name="T19_11">to</text:span><text:span text:style-name="T19_12"><text:s/></text:span><text:span text:style-name="T19_13">stun</text:span></text:p>
                </text:list-item>
                <text:list-item>
                  <text:p text:style-name="P20"><text:span text:style-name="T20_1">Headbutt</text:span><text:span text:style-name="T20_2">:<text:s/></text:span><text:span text:style-name="T20_3">stun</text:span><text:span text:style-name="T20_4"><text:s/></text:span><text:span text:style-name="T20_5">lasts</text:span><text:span text:style-name="T20_6"><text:s/>+20%<text:s/></text:span><text:span text:style-name="T20_7">longer</text:span></text:p>
                </text:list-item>
                <text:list-item>
                  <text:p text:style-name="P21"><text:span text:style-name="T21_1">Head</text:span><text:span text:style-name="T21_2"><text:s/></text:span><text:span text:style-name="T21_3">to</text:span><text:span text:style-name="T21_4"><text:s/></text:span><text:span text:style-name="T21_5">Ground</text:span><text:span text:style-name="T21_6">:<text:s/></text:span><text:span text:style-name="T21_7">deals</text:span><text:span text:style-name="T21_8"><text:s/>3<text:s/></text:span><text:span text:style-name="T21_9">more</text:span><text:span text:style-name="T21_10"><text:s/></text:span><text:span text:style-name="T21_11">damage</text:span></text:p>
                </text:list-item>
              </text:list>
            </text:list-item>
            <text:list-item>
              <text:p text:style-name="P22"><text:span text:style-name="T22_1">Rank</text:span><text:span text:style-name="T22_2"><text:s/>2</text:span></text:p>
              <text:list>
                <text:list-item>
                  <text:p text:style-name="P23"><text:span text:style-name="T23_1">High</text:span><text:span text:style-name="T23_2"><text:s/></text:span><text:span text:style-name="T23_3">attacks</text:span><text:span text:style-name="T23_4"><text:s/></text:span><text:span text:style-name="T23_5">deal</text:span><text:span text:style-name="T23_6"><text:s/>+2<text:s/></text:span><text:span text:style-name="T23_7">more</text:span><text:span text:style-name="T23_8"><text:s/></text:span><text:span text:style-name="T23_9">damage</text:span><text:span text:style-name="T23_10"><text:s/></text:span></text:p>
                </text:list-item>
                <text:list-item>
                  <text:p text:style-name="P24"><text:span text:style-name="T24_1">Throat</text:span><text:span text:style-name="T24_2"><text:s/></text:span><text:span text:style-name="T24_3">Stab</text:span><text:span text:style-name="T24_4">:<text:s text:c="2"/>+30%<text:s/></text:span><text:span text:style-name="T24_5">chance</text:span><text:span text:style-name="T24_6"><text:s/></text:span><text:span text:style-name="T24_7">to</text:span><text:span text:style-name="T24_8"><text:s/></text:span><text:span text:style-name="T24_9">crit</text:span><text:span text:style-name="T24_10"><text:s/></text:span></text:p>
                </text:list-item>
                <text:list-item>
                  <text:p text:style-name="P25"><text:span text:style-name="T25_1">Roundhouse</text:span><text:span text:style-name="T25_2"><text:s/></text:span><text:span text:style-name="T25_3">Kick</text:span><text:span text:style-name="T25_4">:<text:s/>+40%<text:s/></text:span><text:span text:style-name="T25_5">chance</text:span><text:span text:style-name="T25_6"><text:s/></text:span><text:span text:style-name="T25_7">to</text:span><text:span text:style-name="T25_8"><text:s/></text:span><text:span text:style-name="T25_9">stun</text:span></text:p>
                </text:list-item>
                <text:list-item>
                  <text:p text:style-name="P26"><text:span text:style-name="T26_1">Headbutt</text:span><text:span text:style-name="T26_2">:<text:s/></text:span><text:span text:style-name="T26_3">Stun</text:span><text:span text:style-name="T26_4"><text:s/></text:span><text:span text:style-name="T26_5">lasts</text:span><text:span text:style-name="T26_6"><text:s/></text:span><text:span text:style-name="T26_7">an</text:span><text:span text:style-name="T26_8"><text:s/></text:span><text:span text:style-name="T26_9">extra</text:span><text:span text:style-name="T26_10"><text:s/></text:span><text:span text:style-name="T26_11">turn</text:span></text:p>
                </text:list-item>
                <text:list-item>
                  <text:p text:style-name="P27"><text:span text:style-name="T27_1">Head</text:span><text:span text:style-name="T27_2"><text:s/></text:span><text:span text:style-name="T27_3">to</text:span><text:span text:style-name="T27_4"><text:s/></text:span><text:span text:style-name="T27_5">Ground</text:span><text:span text:style-name="T27_6">:<text:s/></text:span><text:span text:style-name="T27_7">deals</text:span><text:span text:style-name="T27_8"><text:s/>8<text:s/></text:span><text:span text:style-name="T27_9">more</text:span><text:span text:style-name="T27_10"><text:s/></text:span><text:span text:style-name="T27_11">damage</text:span><text:span text:style-name="T27_12"><text:s/></text:span></text:p>
                </text:list-item>
              </text:list>
            </text:list-item>
            <text:list-item>
              <text:p text:style-name="P28"><text:span text:style-name="T28_1">Rank</text:span><text:span text:style-name="T28_2"><text:s/>3<text:s/></text:span></text:p>
              <text:list>
                <text:list-item>
                  <text:p text:style-name="P29"><text:span text:style-name="T29_1">High</text:span><text:span text:style-name="T29_2"><text:s/></text:span><text:span text:style-name="T29_3">attacks</text:span><text:span text:style-name="T29_4"><text:s/></text:span><text:span text:style-name="T29_5">deal</text:span><text:span text:style-name="T29_6"><text:s/>+3<text:s/></text:span><text:span text:style-name="T29_7">more</text:span><text:span text:style-name="T29_8"><text:s/></text:span><text:span text:style-name="T29_9">damage</text:span></text:p>
                </text:list-item>
                <text:list-item>
                  <text:p text:style-name="P30"><text:span text:style-name="T30_1">Throat</text:span><text:span text:style-name="T30_2"><text:s/></text:span><text:span text:style-name="T30_3">Stab</text:span><text:span text:style-name="T30_4">:<text:s/></text:span><text:span text:style-name="T30_5">crits</text:span><text:span text:style-name="T30_6"><text:s/></text:span><text:span text:style-name="T30_7">for</text:span><text:span text:style-name="T30_8"><text:s/></text:span><text:span text:style-name="T30_9">triple</text:span><text:span text:style-name="T30_10"><text:s/></text:span><text:span text:style-name="T30_11">damage</text:span><text:span text:style-name="T30_12"><text:s/></text:span><text:span text:style-name="T30_13">instead</text:span><text:span text:style-name="T30_14"><text:s/></text:span></text:p>
                </text:list-item>
                <text:list-item>
                  <text:p text:style-name="P31"><text:span text:style-name="T31_1">Roundhouse</text:span><text:span text:style-name="T31_2"><text:s/></text:span><text:span text:style-name="T31_3">Kick</text:span><text:span text:style-name="T31_4">:<text:s/></text:span><text:span text:style-name="T31_5">deals</text:span><text:span text:style-name="T31_6"><text:s/></text:span><text:span text:style-name="T31_7">an</text:span><text:span text:style-name="T31_8"><text:s/></text:span><text:span text:style-name="T31_9">additional</text:span><text:span text:style-name="T31_10"><text:s/>12<text:s/></text:span><text:span text:style-name="T31_11">damage</text:span><text:span text:style-name="T31_12"><text:s/></text:span><text:span text:style-name="T31_13">if</text:span><text:span text:style-name="T31_14"><text:s/></text:span><text:span text:style-name="T31_15">it</text:span><text:span text:style-name="T31_16"><text:s/></text:span><text:span text:style-name="T31_17">stuns</text:span></text:p>
                </text:list-item>
                <text:list-item>
                  <text:p text:style-name="P32"><text:span text:style-name="T32_1">Headbutt</text:span><text:span text:style-name="T32_2">:<text:s/></text:span><text:span text:style-name="T32_3">stun</text:span><text:span text:style-name="T32_4"><text:s/></text:span><text:span text:style-name="T32_5">lasts</text:span><text:span text:style-name="T32_6"><text:s/></text:span><text:span text:style-name="T32_7">another</text:span><text:span text:style-name="T32_8"><text:s/></text:span><text:span text:style-name="T32_9">turn</text:span></text:p>
                </text:list-item>
                <text:list-item>
                  <text:p text:style-name="P33"><text:span text:style-name="T33_1">Head</text:span><text:span text:style-name="T33_2"><text:s/></text:span><text:span text:style-name="T33_3">to</text:span><text:span text:style-name="T33_4"><text:s/></text:span><text:span text:style-name="T33_5">Ground</text:span><text:span text:style-name="T33_6">:<text:s/></text:span><text:span text:style-name="T33_7">does</text:span><text:span text:style-name="T33_8"><text:s/>-<text:s/>5<text:s/></text:span><text:span text:style-name="T33_9">damage</text:span><text:span text:style-name="T33_10">,<text:s/></text:span><text:span text:style-name="T33_11">and</text:span><text:span text:style-name="T33_12"><text:s/></text:span><text:span text:style-name="T33_13">target</text:span><text:span text:style-name="T33_14"><text:s/></text:span><text:span text:style-name="T33_15">is</text:span><text:span text:style-name="T33_16"><text:s/></text:span><text:span text:style-name="T33_17">stunned</text:span></text:p>
                </text:list-item>
              </text:list>
            </text:list-item>
          </text:list>
        </text:list-item>
        <text:list-item>
          <text:p text:style-name="P34"><text:span text:style-name="T34_1">Medium</text:span></text:p>
          <text:list>
            <text:list-item>
              <text:p text:style-name="P35"><text:span text:style-name="T35_1">Rank</text:span><text:span text:style-name="T35_2"><text:s/>1</text:span></text:p>
              <text:list>
                <text:list-item>
                  <text:p text:style-name="P36"><text:span text:style-name="T36_1">Medium</text:span><text:span text:style-name="T36_2"><text:s/></text:span><text:span text:style-name="T36_3">attacks</text:span><text:span text:style-name="T36_4"><text:s/></text:span><text:span text:style-name="T36_5">deal</text:span><text:span text:style-name="T36_6"><text:s/>+<text:s/>1<text:s/></text:span><text:span text:style-name="T36_7">damage</text:span></text:p>
                </text:list-item>
                <text:list-item>
                  <text:p text:style-name="P37"><text:span text:style-name="T37_1">Rib</text:span><text:span text:style-name="T37_2"><text:s/></text:span><text:span text:style-name="T37_3">Punch</text:span><text:span text:style-name="T37_4">:<text:s/></text:span><text:span text:style-name="T37_5">does</text:span><text:span text:style-name="T37_6"><text:s/>+3<text:s/></text:span><text:span text:style-name="T37_7">damage</text:span><text:span text:style-name="T37_8"><text:s/></text:span></text:p>
                </text:list-item>
                <text:list-item>
                  <text:p text:style-name="P38"><text:span text:style-name="T38_1">Boomerang</text:span><text:span text:style-name="T38_2">:<text:s/></text:span><text:span text:style-name="T38_3">deals</text:span><text:span text:style-name="T38_4"><text:s/>+2<text:s/></text:span><text:span text:style-name="T38_5">damage</text:span><text:span text:style-name="T38_6"><text:s/></text:span><text:span text:style-name="T38_7">on</text:span><text:span text:style-name="T38_8"><text:s/></text:span><text:span text:style-name="T38_9">each</text:span><text:span text:style-name="T38_10"><text:s/></text:span><text:span text:style-name="T38_11">strike</text:span></text:p>
                </text:list-item>
                <text:list-item>
                  <text:p text:style-name="P39"><text:span text:style-name="T39_1">Flamethrower</text:span><text:span text:style-name="T39_2">:<text:s/></text:span><text:span text:style-name="T39_3">puts</text:span><text:span text:style-name="T39_4"><text:s/></text:span><text:span text:style-name="T39_5">a</text:span><text:span text:style-name="T39_6"><text:s/></text:span><text:span text:style-name="T39_7">debuff</text:span><text:span text:style-name="T39_8"><text:s/></text:span><text:span text:style-name="T39_9">on</text:span><text:span text:style-name="T39_10"><text:s/></text:span><text:span text:style-name="T39_11">the</text:span><text:span text:style-name="T39_12"><text:s/></text:span><text:span text:style-name="T39_13">opponent</text:span><text:span text:style-name="T39_14"><text:s/></text:span><text:span text:style-name="T39_15">that</text:span><text:span text:style-name="T39_16"><text:s/></text:span><text:span text:style-name="T39_17">causes</text:span><text:span text:style-name="T39_18"><text:s/></text:span><text:span text:style-name="T39_19">them</text:span><text:span text:style-name="T39_20"><text:s/></text:span><text:span text:style-name="T39_21">to</text:span><text:span text:style-name="T39_22"><text:s/></text:span><text:span text:style-name="T39_23">burn</text:span><text:span text:style-name="T39_24"><text:s/></text:span><text:span text:style-name="T39_25">for</text:span><text:span text:style-name="T39_26"><text:s/></text:span><text:span text:style-name="T39_27">an</text:span><text:span text:style-name="T39_28"><text:s/></text:span><text:span text:style-name="T39_29">additional</text:span><text:span text:style-name="T39_30"><text:s/>2<text:s/></text:span><text:span text:style-name="T39_31">damage</text:span><text:span text:style-name="T39_32"><text:s/></text:span><text:span text:style-name="T39_33">per</text:span><text:span text:style-name="T39_34"><text:s/></text:span><text:span text:style-name="T39_35">second</text:span><text:span text:style-name="T39_36"><text:s/></text:span><text:span text:style-name="T39_37">for</text:span><text:span text:style-name="T39_38"><text:s/>3<text:s/></text:span><text:span text:style-name="T39_39">seconds</text:span><text:span text:style-name="T39_40"><text:s/></text:span></text:p>
                </text:list-item>
                <text:list-item>
                  <text:p text:style-name="P40"><text:span text:style-name="T40_1">Belly</text:span><text:span text:style-name="T40_2"><text:s/></text:span><text:span text:style-name="T40_3">Flop</text:span><text:span text:style-name="T40_4">:<text:s/></text:span><text:span text:style-name="T40_5">deals</text:span><text:span text:style-name="T40_6"><text:s/>+4<text:s/></text:span><text:span text:style-name="T40_7">damage</text:span><text:span text:style-name="T40_8">,<text:s/></text:span><text:span text:style-name="T40_9">user</text:span><text:span text:style-name="T40_10"><text:s/></text:span><text:span text:style-name="T40_11">loses</text:span><text:span text:style-name="T40_12"><text:s/>2<text:s/></text:span><text:span text:style-name="T40_13">health</text:span></text:p>
                </text:list-item>
              </text:list>
            </text:list-item>
            <text:list-item>
              <text:p text:style-name="P41"><text:span text:style-name="T41_1">Rank</text:span><text:span text:style-name="T41_2"><text:s/>2</text:span></text:p>
              <text:list>
                <text:list-item>
                  <text:p text:style-name="P42"><text:span text:style-name="T42_1">Medium</text:span><text:span text:style-name="T42_2"><text:s/></text:span><text:span text:style-name="T42_3">attacks</text:span><text:span text:style-name="T42_4"><text:s/></text:span><text:span text:style-name="T42_5">deals</text:span><text:span text:style-name="T42_6"><text:s/>+2<text:s/></text:span><text:span text:style-name="T42_7">more</text:span><text:span text:style-name="T42_8"><text:s/></text:span><text:span text:style-name="T42_9">damage</text:span><text:span text:style-name="T42_10"><text:s/></text:span></text:p>
                </text:list-item>
                <text:list-item>
                  <text:p text:style-name="P43"><text:span text:style-name="T43_1">Rib</text:span><text:span text:style-name="T43_2"><text:s/></text:span><text:span text:style-name="T43_3">Punch</text:span><text:span text:style-name="T43_4">:<text:s/></text:span><text:span text:style-name="T43_5">deals</text:span><text:span text:style-name="T43_6"><text:s/>+6<text:s/></text:span><text:span text:style-name="T43_7">damage</text:span></text:p>
                </text:list-item>
                <text:list-item>
                  <text:p text:style-name="P44"><text:span text:style-name="T44_1">Boomerang</text:span><text:span text:style-name="T44_2">:<text:s/></text:span><text:span text:style-name="T44_3">Deals</text:span><text:span text:style-name="T44_4"><text:s/></text:span><text:span text:style-name="T44_5">damage</text:span><text:span text:style-name="T44_6"><text:s/>3<text:s/></text:span><text:span text:style-name="T44_7">times</text:span><text:span text:style-name="T44_8">,<text:s/>3</text:span><text:span text:style-name="T44_9">rd</text:span><text:span text:style-name="T44_10"><text:s/></text:span><text:span text:style-name="T44_11">strike</text:span><text:span text:style-name="T44_12"><text:s/>2<text:s/></text:span><text:span text:style-name="T44_13">rounds</text:span><text:span text:style-name="T44_14"><text:s/></text:span><text:span text:style-name="T44_15">after</text:span><text:span text:style-name="T44_16"><text:s/></text:span><text:span text:style-name="T44_17">second</text:span><text:span text:style-name="T44_18"><text:s/></text:span></text:p>
                </text:list-item>
                <text:list-item>
                  <text:p text:style-name="P45"><text:span text:style-name="T45_1">Flamethrower</text:span><text:span text:style-name="T45_2">:<text:s/></text:span><text:span text:style-name="T45_3">debuff</text:span><text:span text:style-name="T45_4"><text:s/></text:span><text:span text:style-name="T45_5">lasts</text:span><text:span text:style-name="T45_6"><text:s/></text:span><text:span text:style-name="T45_7">for</text:span><text:span text:style-name="T45_8"><text:s/></text:span><text:span text:style-name="T45_9">an</text:span><text:span text:style-name="T45_10"><text:s/></text:span><text:span text:style-name="T45_11">additional</text:span><text:span text:style-name="T45_12"><text:s/>5<text:s/></text:span><text:span text:style-name="T45_13">seconds</text:span><text:span text:style-name="T45_14"><text:s/></text:span></text:p>
                </text:list-item>
                <text:list-item>
                  <text:p text:style-name="P46"><text:span text:style-name="T46_1">Belly</text:span><text:span text:style-name="T46_2"><text:s/></text:span><text:span text:style-name="T46_3">Flop</text:span><text:span text:style-name="T46_4">:<text:s/></text:span><text:span text:style-name="T46_5">deals</text:span><text:span text:style-name="T46_6"><text:s/>+8<text:s/></text:span><text:span text:style-name="T46_7">damage</text:span><text:span text:style-name="T46_8">,<text:s/></text:span><text:span text:style-name="T46_9">user</text:span><text:span text:style-name="T46_10"><text:s/></text:span><text:span text:style-name="T46_11">loses</text:span><text:span text:style-name="T46_12"><text:s/>4<text:s/></text:span><text:span text:style-name="T46_13">health</text:span></text:p>
                </text:list-item>
              </text:list>
            </text:list-item>
            <text:list-item>
              <text:p text:style-name="P47"><text:span text:style-name="T47_1">Rank</text:span><text:span text:style-name="T47_2"><text:s/>3</text:span></text:p>
              <text:list>
                <text:list-item>
                  <text:p text:style-name="P48"><text:span text:style-name="T48_1">Medium</text:span><text:span text:style-name="T48_2"><text:s/></text:span><text:span text:style-name="T48_3">attacks</text:span><text:span text:style-name="T48_4"><text:s/></text:span><text:span text:style-name="T48_5">deals</text:span><text:span text:style-name="T48_6"><text:s/>+3<text:s/></text:span><text:span text:style-name="T48_7">more</text:span><text:span text:style-name="T48_8"><text:s/></text:span><text:span text:style-name="T48_9">damage</text:span></text:p>
                </text:list-item>
                <text:list-item>
                  <text:p text:style-name="P49"><text:span text:style-name="T49_1">Rib</text:span><text:span text:style-name="T49_2"><text:s/></text:span><text:span text:style-name="T49_3">Punch</text:span><text:span text:style-name="T49_4">:<text:s/></text:span><text:span text:style-name="T49_5">Deals</text:span><text:span text:style-name="T49_6"><text:s/>+<text:s/>9<text:s/></text:span><text:span text:style-name="T49_7">damage</text:span></text:p>
                </text:list-item>
                <text:list-item>
                  <text:p text:style-name="P50"><text:span text:style-name="T50_1">Boomerang</text:span><text:span text:style-name="T50_2">:<text:s/></text:span><text:span text:style-name="T50_3">Deals</text:span><text:span text:style-name="T50_4"><text:s/></text:span><text:span text:style-name="T50_5">damage</text:span><text:span text:style-name="T50_6"><text:s/>4<text:s/></text:span><text:span text:style-name="T50_7">times</text:span><text:span text:style-name="T50_8">,<text:s/>4</text:span><text:span text:style-name="T50_9">th</text:span><text:span text:style-name="T50_10"><text:s/></text:span><text:span text:style-name="T50_11">strike</text:span><text:span text:style-name="T50_12"><text:s/>2<text:s/></text:span><text:span text:style-name="T50_13">rounds</text:span><text:span text:style-name="T50_14"><text:s/></text:span><text:span text:style-name="T50_15">after</text:span><text:span text:style-name="T50_16"><text:s/></text:span><text:span text:style-name="T50_17">third</text:span><text:span text:style-name="T50_18"><text:s/></text:span></text:p>
                </text:list-item>
                <text:list-item>
                  <text:p text:style-name="P51"><text:span text:style-name="T51_1">Flamethrower</text:span><text:span text:style-name="T51_2">:<text:s/></text:span><text:span text:style-name="T51_3">debuff</text:span><text:span text:style-name="T51_4"><text:s/></text:span><text:span text:style-name="T51_5">explodes</text:span><text:span text:style-name="T51_6"><text:s/></text:span><text:span text:style-name="T51_7">at</text:span><text:span text:style-name="T51_8"><text:s/></text:span><text:span text:style-name="T51_9">the</text:span><text:span text:style-name="T51_10"><text:s/></text:span><text:span text:style-name="T51_11">end</text:span><text:span text:style-name="T51_12"><text:s/></text:span><text:span text:style-name="T51_13">of</text:span><text:span text:style-name="T51_14"><text:s/></text:span><text:span text:style-name="T51_15">its</text:span><text:span text:style-name="T51_16"><text:s/></text:span><text:span text:style-name="T51_17">duration</text:span><text:span text:style-name="T51_18"><text:s/></text:span><text:span text:style-name="T51_19">for</text:span><text:span text:style-name="T51_20"><text:s/>+12<text:s/></text:span><text:span text:style-name="T51_21">damage</text:span></text:p>
                </text:list-item>
                <text:list-item>
                  <text:p text:style-name="P52"><text:span text:style-name="T52_1">Belly</text:span><text:span text:style-name="T52_2"><text:s/></text:span><text:span text:style-name="T52_3">Flop</text:span><text:span text:style-name="T52_4">:<text:s/></text:span><text:span text:style-name="T52_5">Stuns</text:span><text:span text:style-name="T52_6"><text:s/></text:span><text:span text:style-name="T52_7">for</text:span><text:span text:style-name="T52_8"><text:s/>2<text:s/></text:span><text:span text:style-name="T52_9">seconds</text:span><text:span text:style-name="T52_10">,<text:s/></text:span><text:span text:style-name="T52_11">user</text:span><text:span text:style-name="T52_12"><text:s/></text:span><text:span text:style-name="T52_13">is</text:span><text:span text:style-name="T52_14"><text:s/></text:span><text:span text:style-name="T52_15">stunned</text:span><text:span text:style-name="T52_16"><text:s/></text:span><text:span text:style-name="T52_17">for</text:span><text:span text:style-name="T52_18"><text:s/></text:span><text:span text:style-name="T52_19">one</text:span><text:span text:style-name="T52_20"><text:s/></text:span><text:span text:style-name="T52_21">second</text:span><text:span text:style-name="T52_22"><text:s/></text:span><text:span text:style-name="T52_23">and</text:span><text:span text:style-name="T52_24"><text:s/></text:span><text:span text:style-name="T52_25">loses</text:span><text:span text:style-name="T52_26"><text:s/>8<text:s/></text:span><text:span text:style-name="T52_27">health</text:span><text:span text:style-name="T52_28"><text:s/></text:span></text:p>
                </text:list-item>
              </text:list>
            </text:list-item>
          </text:list>
        </text:list-item>
        <text:list-item>
          <text:p text:style-name="P53"><text:span text:style-name="T53_1">Low</text:span></text:p>
          <text:list>
            <text:list-item>
              <text:p text:style-name="P54"><text:span text:style-name="T54_1">Rank</text:span><text:span text:style-name="T54_2"><text:s/>1<text:s/></text:span></text:p>
              <text:list>
                <text:list-item>
                  <text:p text:style-name="P55"><text:span text:style-name="T55_1">Low</text:span><text:span text:style-name="T55_2"><text:s/></text:span><text:span text:style-name="T55_3">attacks</text:span><text:span text:style-name="T55_4"><text:s/></text:span><text:span text:style-name="T55_5">deal</text:span><text:span text:style-name="T55_6"><text:s/>+1<text:s/></text:span><text:span text:style-name="T55_7">more</text:span><text:span text:style-name="T55_8"><text:s/></text:span><text:span text:style-name="T55_9">damage</text:span></text:p>
                </text:list-item>
                <text:list-item>
                  <text:p text:style-name="P56"><text:span text:style-name="T56_1">Ankle</text:span><text:span text:style-name="T56_2"><text:s/></text:span><text:span text:style-name="T56_3">Sweep</text:span><text:span text:style-name="T56_4">:<text:s/></text:span><text:span text:style-name="T56_5">Knockdown</text:span><text:span text:style-name="T56_6"><text:s/></text:span><text:span text:style-name="T56_7">lasts</text:span><text:span text:style-name="T56_8"><text:s/>20%<text:s/></text:span><text:span text:style-name="T56_9">longer</text:span><text:span text:style-name="T56_10"><text:s/></text:span></text:p>
                </text:list-item>
                <text:list-item>
                  <text:p text:style-name="P57"><text:span text:style-name="T57_1">Kneecap</text:span><text:span text:style-name="T57_2"><text:s/></text:span><text:span text:style-name="T57_3">Smash</text:span><text:span text:style-name="T57_4">:<text:s/></text:span><text:span text:style-name="T57_5">Disables</text:span><text:span text:style-name="T57_6"><text:s/></text:span><text:span text:style-name="T57_7">low</text:span><text:span text:style-name="T57_8"><text:s/></text:span><text:span text:style-name="T57_9">attacks</text:span><text:span text:style-name="T57_10"><text:s/></text:span><text:span text:style-name="T57_11">for</text:span><text:span text:style-name="T57_12"><text:s/>1<text:s/></text:span><text:span text:style-name="T57_13">more</text:span><text:span text:style-name="T57_14"><text:s/></text:span><text:span text:style-name="T57_15">second</text:span></text:p>
                </text:list-item>
                <text:list-item>
                  <text:p text:style-name="P58"><text:span text:style-name="T58_1">Trip</text:span><text:span text:style-name="T58_2">:<text:s/>+20%<text:s/></text:span><text:span text:style-name="T58_3">chance</text:span><text:span text:style-name="T58_4"><text:s/></text:span><text:span text:style-name="T58_5">to</text:span><text:span text:style-name="T58_6"><text:s/></text:span><text:span text:style-name="T58_7">last</text:span><text:span text:style-name="T58_8"><text:s/>2<text:s/></text:span><text:span text:style-name="T58_9">turns</text:span><text:span text:style-name="T58_10"><text:s/></text:span></text:p>
                </text:list-item>
                <text:list-item>
                  <text:p text:style-name="P59"><text:span text:style-name="T59_1">Poison</text:span><text:span text:style-name="T59_2"><text:s/></text:span><text:span text:style-name="T59_3">Bomb</text:span><text:span text:style-name="T59_4">:<text:s/></text:span><text:span text:style-name="T59_5">Damage</text:span><text:span text:style-name="T59_6"><text:s/></text:span><text:span text:style-name="T59_7">over</text:span><text:span text:style-name="T59_8"><text:s/></text:span><text:span text:style-name="T59_9">time</text:span><text:span text:style-name="T59_10"><text:s/></text:span><text:span text:style-name="T59_11">effect</text:span><text:span text:style-name="T59_12"><text:s/></text:span><text:span text:style-name="T59_13">lasts</text:span><text:span text:style-name="T59_14"><text:s/>1<text:s/></text:span><text:span text:style-name="T59_15">more</text:span><text:span text:style-name="T59_16"><text:s/></text:span><text:span text:style-name="T59_17">second</text:span><text:span text:style-name="T59_18"><text:s/></text:span></text:p>
                </text:list-item>
              </text:list>
            </text:list-item>
            <text:list-item>
              <text:p text:style-name="P60"><text:span text:style-name="T60_1">Rank</text:span><text:span text:style-name="T60_2"><text:s/>2</text:span></text:p>
              <text:list>
                <text:list-item>
                  <text:p text:style-name="P61"><text:span text:style-name="T61_1">Low</text:span><text:span text:style-name="T61_2"><text:s/></text:span><text:span text:style-name="T61_3">attacks</text:span><text:span text:style-name="T61_4"><text:s/></text:span><text:span text:style-name="T61_5">deals</text:span><text:span text:style-name="T61_6"><text:s/>+2<text:s/></text:span><text:span text:style-name="T61_7">more</text:span><text:span text:style-name="T61_8"><text:s/></text:span><text:span text:style-name="T61_9">damage</text:span></text:p>
                </text:list-item>
                <text:list-item>
                  <text:p text:style-name="P62"><text:span text:style-name="T62_1">Ankle</text:span><text:span text:style-name="T62_2"><text:s/></text:span><text:span text:style-name="T62_3">Sweep</text:span><text:span text:style-name="T62_4">:<text:s text:c="2"/></text:span><text:span text:style-name="T62_5">Knockdown</text:span><text:span text:style-name="T62_6"><text:s/></text:span><text:span text:style-name="T62_7">lasts</text:span><text:span text:style-name="T62_8"><text:s/>40%<text:s/></text:span><text:span text:style-name="T62_9">longer</text:span><text:span text:style-name="T62_10"><text:s/></text:span></text:p>
                </text:list-item>
                <text:list-item>
                  <text:p text:style-name="P63"><text:span text:style-name="T63_1">Kneecap</text:span><text:span text:style-name="T63_2"><text:s/></text:span><text:span text:style-name="T63_3">Smash</text:span><text:span text:style-name="T63_4">:<text:s/></text:span><text:span text:style-name="T63_5">Disables</text:span><text:span text:style-name="T63_6"><text:s/></text:span><text:span text:style-name="T63_7">low</text:span><text:span text:style-name="T63_8"><text:s/></text:span><text:span text:style-name="T63_9">attacks</text:span><text:span text:style-name="T63_10"><text:s/></text:span><text:span text:style-name="T63_11">for</text:span><text:span text:style-name="T63_12"><text:s/>2<text:s/></text:span><text:span text:style-name="T63_13">more</text:span><text:span text:style-name="T63_14"><text:s/></text:span><text:span text:style-name="T63_15">seconds</text:span><text:span text:style-name="T63_16"><text:s/></text:span></text:p>
                </text:list-item>
                <text:list-item>
                  <text:p text:style-name="P64"><text:span text:style-name="T64_1">Trip</text:span><text:span text:style-name="T64_2">:<text:s/>+40%<text:s/></text:span><text:span text:style-name="T64_3">chance</text:span><text:span text:style-name="T64_4"><text:s/></text:span><text:span text:style-name="T64_5">to</text:span><text:span text:style-name="T64_6"><text:s/></text:span><text:span text:style-name="T64_7">last</text:span><text:span text:style-name="T64_8"><text:s/>2<text:s/></text:span><text:span text:style-name="T64_9">turns</text:span></text:p>
                </text:list-item>
                <text:list-item>
                  <text:p text:style-name="P65"><text:span text:style-name="T65_1">Poison</text:span><text:span text:style-name="T65_2"><text:s/></text:span><text:span text:style-name="T65_3">Bomb</text:span><text:span text:style-name="T65_4">:<text:s/></text:span><text:span text:style-name="T65_5">Damage</text:span><text:span text:style-name="T65_6"><text:s/></text:span><text:span text:style-name="T65_7">over</text:span><text:span text:style-name="T65_8"><text:s/></text:span><text:span text:style-name="T65_9">time</text:span><text:span text:style-name="T65_10"><text:s/></text:span><text:span text:style-name="T65_11">effect</text:span><text:span text:style-name="T65_12"><text:s/></text:span><text:span text:style-name="T65_13">deals</text:span><text:span text:style-name="T65_14"><text:s/>2<text:s/></text:span><text:span text:style-name="T65_15">more</text:span><text:span text:style-name="T65_16"><text:s/></text:span><text:span text:style-name="T65_17">damage</text:span><text:span text:style-name="T65_18">/</text:span><text:span text:style-name="T65_19">second</text:span><text:span text:style-name="T65_20"><text:s/></text:span></text:p>
                </text:list-item>
              </text:list>
            </text:list-item>
            <text:list-item>
              <text:p text:style-name="P66"><text:span text:style-name="T66_1">Rank</text:span><text:span text:style-name="T66_2"><text:s/>3</text:span></text:p>
              <text:list>
                <text:list-item>
                  <text:p text:style-name="P67"><text:span text:style-name="T67_1">Low</text:span><text:span text:style-name="T67_2"><text:s/></text:span><text:span text:style-name="T67_3">attacks</text:span><text:span text:style-name="T67_4"><text:s/></text:span><text:span text:style-name="T67_5">deals</text:span><text:span text:style-name="T67_6"><text:s/>+3<text:s/></text:span><text:span text:style-name="T67_7">more</text:span><text:span text:style-name="T67_8"><text:s/></text:span><text:span text:style-name="T67_9">damage</text:span><text:span text:style-name="T67_10"><text:s/></text:span></text:p>
                </text:list-item>
                <text:list-item>
                  <text:p text:style-name="P68"><text:span text:style-name="T68_1">Ankle</text:span><text:span text:style-name="T68_2"><text:s/></text:span><text:span text:style-name="T68_3">Sweep</text:span><text:span text:style-name="T68_4">:<text:s/></text:span><text:span text:style-name="T68_5">Next</text:span><text:span text:style-name="T68_6"><text:s/></text:span><text:span text:style-name="T68_7">time</text:span><text:span text:style-name="T68_8"><text:s/></text:span><text:span text:style-name="T68_9">target</text:span><text:span text:style-name="T68_10"><text:s/></text:span><text:span text:style-name="T68_11">is</text:span><text:span text:style-name="T68_12"><text:s/></text:span><text:span text:style-name="T68_13">knocked</text:span><text:span text:style-name="T68_14"><text:s/></text:span><text:span text:style-name="T68_15">down</text:span><text:span text:style-name="T68_16"><text:s/></text:span><text:span text:style-name="T68_17">in</text:span><text:span text:style-name="T68_18"><text:s/>4<text:s/></text:span><text:span text:style-name="T68_19">seconds</text:span><text:span text:style-name="T68_20">,<text:s/></text:span><text:span text:style-name="T68_21">the</text:span><text:span text:style-name="T68_22"><text:s/></text:span><text:span text:style-name="T68_23">knockdown</text:span><text:span text:style-name="T68_24"><text:s/></text:span><text:span text:style-name="T68_25">lasts</text:span><text:span text:style-name="T68_26"><text:s/>1<text:s/></text:span><text:span text:style-name="T68_27">second</text:span><text:span text:style-name="T68_28"><text:s/></text:span><text:span text:style-name="T68_29">longer</text:span><text:span text:style-name="T68_30"><text:s/></text:span></text:p>
                </text:list-item>
                <text:list-item>
                  <text:p text:style-name="P69"><text:span text:style-name="T69_1">Kneecap</text:span><text:span text:style-name="T69_2"><text:s/></text:span><text:span text:style-name="T69_3">Smash</text:span><text:span text:style-name="T69_4">:<text:s/></text:span><text:span text:style-name="T69_5">Next</text:span><text:span text:style-name="T69_6"><text:s/></text:span><text:span text:style-name="T69_7">low</text:span><text:span text:style-name="T69_8"><text:s/></text:span><text:span text:style-name="T69_9">attack</text:span><text:span text:style-name="T69_10"><text:s/></text:span><text:span text:style-name="T69_11">in</text:span><text:span text:style-name="T69_12"><text:s/>5<text:s/></text:span><text:span text:style-name="T69_13">seconds</text:span><text:span text:style-name="T69_14"><text:s/></text:span><text:span text:style-name="T69_15">has</text:span><text:span text:style-name="T69_16"><text:s/></text:span><text:span text:style-name="T69_17">a</text:span><text:span text:style-name="T69_18"><text:s/>60%<text:s/></text:span><text:span text:style-name="T69_19">chance</text:span><text:span text:style-name="T69_20"><text:s/></text:span><text:span text:style-name="T69_21">to</text:span><text:span text:style-name="T69_22"><text:s/></text:span><text:span text:style-name="T69_23">knock</text:span><text:span text:style-name="T69_24"><text:s/></text:span><text:span text:style-name="T69_25">down</text:span></text:p>
                </text:list-item>
                <text:list-item>
                  <text:p text:style-name="P70"><text:span text:style-name="T70_1">Trip</text:span><text:span text:style-name="T70_2">:<text:s/>+40%<text:s/></text:span><text:span text:style-name="T70_3">chance</text:span><text:span text:style-name="T70_4"><text:s/></text:span><text:span text:style-name="T70_5">to</text:span><text:span text:style-name="T70_6"><text:s/></text:span><text:span text:style-name="T70_7">last</text:span><text:span text:style-name="T70_8"><text:s/>2<text:s/></text:span><text:span text:style-name="T70_9">turns</text:span></text:p>
                </text:list-item>
                <text:list-item>
                  <text:p text:style-name="P71"><text:span text:style-name="T71_1">Poison</text:span><text:span text:style-name="T71_2"><text:s/></text:span><text:span text:style-name="T71_3">Bomb</text:span><text:span text:style-name="T71_4">:<text:s/></text:span><text:span text:style-name="T71_5">Initial</text:span><text:span text:style-name="T71_6"><text:s/></text:span><text:span text:style-name="T71_7">impact</text:span><text:span text:style-name="T71_8"><text:s/></text:span><text:span text:style-name="T71_9">deals</text:span><text:span text:style-name="T71_10"><text:s/>+12<text:s/></text:span><text:span text:style-name="T71_11">more</text:span><text:span text:style-name="T71_12"><text:s/></text:span><text:span text:style-name="T71_13">damage</text:span></text:p>
                </text:list-item>
              </text:list>
            </text:list-item>
          </text:list>
        </text:list-item>
      </text:list>
      <text:p text:style-name="P72"/>
      <text:p text:style-name="P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○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